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4.392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4.718cm"/>
    </style:style>
    <style:style style:name="co5" style:family="table-column">
      <style:table-column-properties fo:break-before="auto" style:column-width="9.322cm"/>
    </style:style>
    <style:style style:name="co6" style:family="table-column">
      <style:table-column-properties fo:break-before="auto" style:column-width="4.964cm"/>
    </style:style>
    <style:style style:name="co7" style:family="table-column">
      <style:table-column-properties fo:break-before="auto" style:column-width="5.073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2.159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3.549cm"/>
    </style:style>
    <style:style style:name="co14" style:family="table-column">
      <style:table-column-properties fo:break-before="auto" style:column-width="1.752cm"/>
    </style:style>
    <style:style style:name="co15" style:family="table-column">
      <style:table-column-properties fo:break-before="auto" style:column-width="5.018cm"/>
    </style:style>
    <style:style style:name="co16" style:family="table-column">
      <style:table-column-properties fo:break-before="auto" style:column-width="4.801cm"/>
    </style:style>
    <style:style style:name="co17" style:family="table-column">
      <style:table-column-properties fo:break-before="auto" style:column-width="3.304cm"/>
    </style:style>
    <style:style style:name="co18" style:family="table-column">
      <style:table-column-properties fo:break-before="auto" style:column-width="2.378cm"/>
    </style:style>
    <style:style style:name="co19" style:family="table-column">
      <style:table-column-properties fo:break-before="auto" style:column-width="4.175cm"/>
    </style:style>
    <style:style style:name="co20" style:family="table-column">
      <style:table-column-properties fo:break-before="auto" style:column-width="2.104cm"/>
    </style:style>
    <style:style style:name="co21" style:family="table-column">
      <style:table-column-properties fo:break-before="auto" style:column-width="2.976cm"/>
    </style:style>
    <style:style style:name="co22" style:family="table-column">
      <style:table-column-properties fo:break-before="auto" style:column-width="2.614cm"/>
    </style:style>
    <style:style style:name="co23" style:family="table-column">
      <style:table-column-properties fo:break-before="auto" style:column-width="2.649cm"/>
    </style:style>
    <style:style style:name="co24" style:family="table-column">
      <style:table-column-properties fo:break-before="auto" style:column-width="3.821cm"/>
    </style:style>
    <style:style style:name="co25" style:family="table-column">
      <style:table-column-properties fo:break-before="auto" style:column-width="1.887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4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irmware</text:p>
          </table:table-cell>
          <table:table-cell office:value-type="string" calcext:value-type="string">
            <text:p>fpga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rocessor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ystem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hw-vers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v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rocessor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PROCESSOR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fpga-field-upgra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sp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_FPGA-FIELD-UPGRA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fpga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rocessor-upgrade-statu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WITCH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erial-no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AA1BBB2CCC3DDD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FIRMWAR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1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ip-setting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subnet-mask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P_SETTING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1.9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P_SETTING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ubnet-mask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P_SETTING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atewa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IP-SETTING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P_SETTING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os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tu-size</text:p>
          </table:table-cell>
          <table:table-cell office:value-type="string" calcext:value-type="string">
            <text:p>valu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X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ode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P_MOD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otify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0.7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IP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ify-po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NETWORK_NOTIFY-PORT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POR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8888" calcext:value-type="float">
            <text:p>888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_NOTIFY-POR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OS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NOTIFY_POR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mage-server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S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th-interface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NETWORK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diagnostics</text:p>
          </table:table-cell>
          <table:table-cell office:value-type="string" calcext:value-type="string">
            <text:p>hw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temperature-threshold</text:p>
          </table:table-cell>
          <table:table-cell office:value-type="string" calcext:value-type="string">
            <text:p>valu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OS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emperature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vice-lo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vice-log-level</text:p>
          </table:table-cell>
          <table:table-cell office:value-type="string" calcext:value-type="string">
            <text:p>val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LEV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ice-log-facilit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FACILIT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v-log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DIAGNOSTIC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S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LOG_IP_ADDRES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plash-scr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S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PLASH_SCREEN_UPLOAD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file_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lash-screen-image-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PLASH_SCREEN_UPLOAD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plash-screen-image-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PLASH_SCREEN_UPLOA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get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mage.jpg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SPLASH-SCR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reset</text:p>
          </table:table-cell>
          <table:table-cell office:value-type="string" calcext:value-type="string">
            <text:p>soft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configuration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ONFIG_RESE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actory-rese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RE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FACTORY_RESET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eboo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BOO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uthentication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MIN_NAM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dmin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dmin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MIN_PWD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O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SER_NAME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user-pw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123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AUTHENT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USER_PWD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dentifi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IDENTIFICA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ideo-mode</text:p>
          </table:table-cell>
          <table:table-cell office:value-type="string" calcext:value-type="string">
            <text:p>enable-3d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VIDEO-M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OS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fig-file</text:p>
          </table:table-cell>
          <table:table-cell office:value-type="string" calcext:value-type="string">
            <text:p>up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END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UPLOA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downloa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CONFIG-FILE_DELET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END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fig.csv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_DELET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updat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CONFIG-FIL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ONFIG_UPDAT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dns</text:p>
          </table:table-cell>
          <table:table-cell office:value-type="string" calcext:value-type="string">
            <text:p>add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ata-valu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data-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ADD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ADD_RECOR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elete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ELETE_RECOR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read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READ_RECOR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dit-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ata-valu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data-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ODER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DNS_EDIT-KE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DIT_RECORD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office:value-type="string" calcext:value-type="string">
            <text:p>board-type</text:p>
          </table:table-cell>
          <table:table-cell office:value-type="string" calcext:value-type="string">
            <text:p>val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ed-on-time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O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ed-off-time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OS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ttp-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OS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HTTP_SWIT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nable-encryp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OS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NCRYPT_DECRYP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tc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ND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year</text:p>
          </table:table-cell>
          <table:table-cell office:value-type="string" calcext:value-type="string">
            <text:p>val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MAX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onth</text:p>
          </table:table-cell>
          <table:table-cell office:value-type="string" calcext:value-type="string">
            <text:p>val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y</text:p>
          </table:table-cell>
          <table:table-cell office:value-type="string" calcext:value-type="string">
            <text:p>valu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our</text:p>
          </table:table-cell>
          <table:table-cell office:value-type="string" calcext:value-type="string">
            <text:p>val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valu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c</text:p>
          </table:table-cell>
          <table:table-cell office:value-type="string" calcext:value-type="string">
            <text:p>val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RT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OS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tp-mod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OST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tp-au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user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sswor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SYSTEM_MISC_FTP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OS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OS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50" calcext:value-type="float">
            <text:p>50</text:p>
          </table:table-cell>
          <table:table-cell office:value-type="float" office:value="59.94" calcext:value-type="float">
            <text:p>59.9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uffer-typ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S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uffer-delay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OST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-rtp-mod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OST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able-es-msg-auth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OST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qll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INPUT_HQLL-MULTI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O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HQLL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O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HQLL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OS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s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IDEO_INPUT_ES-MULTI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S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ES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S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_ES-MULTI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OS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OS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resolu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080p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cable-presenc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rame-rate</text:p>
          </table:table-cell>
          <table:table-cell office:value-type="string" calcext:value-type="string">
            <text:p>val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ed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77AABBCCDDEEFF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VIDE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p-layout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OS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vailable-layo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enable-pi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OS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ip-loc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P-LAYOUT_PIP-LOC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D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_PIP-LO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_PIP-LOC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OST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nable-pa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ST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wap-pap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COMP-LAYO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verlay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POS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-images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POS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-upload-images</text:p>
          </table:table-cell>
          <table:table-cell office:value-type="string" calcext:value-type="string">
            <text:p>val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OS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POS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pload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UPLOA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pload-mute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file-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UPLOA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l-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DEL-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DELETE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D00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DEL-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DELETE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1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POST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OST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3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POST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4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POST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5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POS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6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OST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7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POST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8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O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OST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file-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EDIT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video-mute-image-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x-location</text:p>
          </table:table-cell>
          <table:table-cell office:value-type="string" calcext:value-type="string">
            <text:p>y-locatio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x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-location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POST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ULTIPLE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ight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width</text:p>
          </table:table-cell>
          <table:table-cell office:value-type="string" calcext:value-type="string">
            <text:p>val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OVERLAY_IMAG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VERLAY_MUTE_ED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alid-inpu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enable-r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POS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POST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POST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POST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INPUT_R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OS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enable-tx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POST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x-mult-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ip-addr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END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ip-add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.0.0.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ort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_TX-MULT-IP-ADD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POST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ine-gain</text:p>
          </table:table-cell>
          <table:table-cell office:value-type="string" calcext:value-type="string">
            <text:p>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POST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arse-gain</text:p>
          </table:table-cell>
          <table:table-cell office:value-type="string" calcext:value-type="string">
            <text:p>val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OST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ut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POST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ad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AUDIO_OUTPU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POST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vm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OS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sb-link-statu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POST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1.15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POST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sh-au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KVM_SSH-AUTH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OST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ND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user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_SSH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OST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oot123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_SSH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OST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fault-ssh-au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KVM_DEFAULT-SSH-AUTH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POST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END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user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_DEFAULT-SSH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POST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asswor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oot123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_DEFAULT-SSH-AUTH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POST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efault-encod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192.168.1.1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OS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PAddress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key-cod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0x1 0x6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POST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s232</text:p>
          </table:table-cell>
          <table:table-cell office:value-type="string" calcext:value-type="string">
            <text:p>feature-enable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POST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et-devices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pen-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lose-conn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flus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2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aram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baud-rate</text:p>
          </table:table-cell>
          <table:table-cell office:value-type="string" calcext:value-type="string">
            <text:p>data-bits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stop-bit</text:p>
          </table:table-cell>
          <table:table-cell office:value-type="string" calcext:value-type="string">
            <text:p>flow-control</text:p>
          </table:table-cell>
          <table:table-cell office:value-type="string" calcext:value-type="string">
            <text:p>END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baud-rate</text:p>
          </table:table-cell>
          <table:table-cell office:value-type="string" calcext:value-type="string">
            <text:p>valu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4800" calcext:value-type="float">
            <text:p>4800</text:p>
          </table:table-cell>
          <table:table-cell office:value-type="float" office:value="9600" calcext:value-type="float">
            <text:p>9600</text:p>
          </table:table-cell>
          <table:table-cell office:value-type="float" office:value="19200" calcext:value-type="float">
            <text:p>19200</text:p>
          </table:table-cell>
          <table:table-cell office:value-type="float" office:value="38400" calcext:value-type="float">
            <text:p>38400</text:p>
          </table:table-cell>
          <table:table-cell office:value-type="float" office:value="57600" calcext:value-type="float">
            <text:p>57600</text:p>
          </table:table-cell>
          <table:table-cell office:value-type="float" office:value="115200" calcext:value-type="float">
            <text:p>115200</text:p>
          </table:table-cell>
          <table:table-cell office:value-type="float" office:value="230400" calcext:value-type="float">
            <text:p>23040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ata-bits</text:p>
          </table:table-cell>
          <table:table-cell office:value-type="string" calcext:value-type="string">
            <text:p>val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ar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top-bit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DOUBL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low-control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_PARAM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POST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Xon</text:p>
          </table:table-cell>
          <table:table-cell office:value-type="string" calcext:value-type="string">
            <text:p>Xoff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n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TY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T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data-in-notification</text:p>
          </table:table-cell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POST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INTEG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ead-existing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bas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read-lin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base_name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RS232_0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fpga-registers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FPGA-REGIS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OST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FPGA_REGISTER</text:p>
          </table:table-cell>
          <table:table-cell office:value-type="string" calcext:value-type="string">
            <text:p>socketAction</text:p>
          </table:table-cell>
          <table:table-cell office:value-type="string" calcext:value-type="string">
            <text:p>FPGA_REGIS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2c-registe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66H</text:p>
          </table:table-cell>
          <table:table-cell office:value-type="string" calcext:value-type="string">
            <text:p>tableName</text:p>
          </table:table-cell>
          <table:table-cell office:value-type="string" calcext:value-type="string">
            <text:p>I2C-REGISTER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GET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POS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ocket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G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I2C_REGISTER</text:p>
          </table:table-cell>
          <table:table-cell office:value-type="string" calcext:value-type="string">
            <text:p>socketAction</text:p>
          </table:table-cell>
          <table:table-cell office:value-type="string" calcext:value-type="string">
            <text:p>I2C_REGISTER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TR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document-statistic meta:table-count="1" meta:cell-count="6688" meta:object-count="0"/>
  </office:meta>
</office:document-meta>
</file>